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1E100000684A7FA2D7A.svm"/>
  <manifest:file-entry manifest:media-type="" manifest:full-path="Pictures/20000007000061E10000091921061AEA.svm"/>
  <manifest:file-entry manifest:media-type="" manifest:full-path="Pictures/2000000700004EC2000006B94D90831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Verdan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.1043in" fo:margin-bottom="0.1043in" fo:orphans="2" fo:widows="2" fo:text-indent="0in" style:auto-text-indent="false" fo:padding="0in" fo:border="none"/>
      <style:text-properties fo:font-variant="normal" fo:text-transform="none" fo:color="#000000" style:font-name="Arial1" fo:font-size="10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.1043in" fo:margin-bottom="0.1043in" fo:orphans="2" fo:widows="2" fo:text-indent="0in" style:auto-text-indent="false"/>
      <style:text-properties fo:font-variant="normal" fo:text-transform="none" fo:color="#000000" style:font-name="Arial1" fo:font-size="10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.1043in" fo:margin-bottom="0.1043in" fo:orphans="2" fo:widows="2" fo:text-indent="0in" style:auto-text-indent="false"/>
    </style:style>
    <style:style style:name="P6" style:family="paragraph" style:parent-style-name="Text_20_body" style:list-style-name="L2">
      <style:paragraph-properties fo:margin-left="0.1563in" fo:margin-right="0in" fo:margin-top="0.1043in" fo:margin-bottom="0.1043in" fo:orphans="2" fo:widows="2" fo:text-indent="0in" style:auto-text-indent="false" fo:padding="0in" fo:border="none"/>
      <style:text-properties fo:font-variant="normal" fo:text-transform="none" fo:color="#000000" style:font-name="Arial1" fo:font-size="10pt" fo:letter-spacing="normal" fo:font-style="normal" fo:font-weight="normal"/>
    </style:style>
    <style:style style:name="P7" style:family="paragraph" style:parent-style-name="Text_20_body" style:list-style-name="L4">
      <style:paragraph-properties fo:margin-left="0.1563in" fo:margin-right="0in" fo:margin-top="0.1043in" fo:margin-bottom="0.1043in" fo:orphans="2" fo:widows="2" fo:text-indent="0in" style:auto-text-indent="false" fo:padding="0in" fo:border="none"/>
      <style:text-properties fo:font-variant="normal" fo:text-transform="none" fo:color="#000000" style:font-name="Arial1" fo:font-size="10pt" fo:letter-spacing="normal" fo:font-style="normal" fo:font-weight="normal"/>
    </style:style>
    <style:style style:name="P8" style:family="paragraph" style:parent-style-name="Text_20_body" style:list-style-name="L5">
      <style:paragraph-properties fo:margin-left="0.1563in" fo:margin-right="0in" fo:margin-top="0.1043in" fo:margin-bottom="0.1043in" fo:orphans="2" fo:widows="2" fo:text-indent="0in" style:auto-text-indent="false" fo:padding="0in" fo:border="none"/>
      <style:text-properties fo:font-variant="normal" fo:text-transform="none" fo:color="#000000" style:font-name="Arial1" fo:font-size="10pt" fo:letter-spacing="normal" fo:font-style="normal" fo:font-weight="normal"/>
    </style:style>
    <style:style style:name="P9" style:family="paragraph" style:parent-style-name="Text_20_body" style:list-style-name="L6">
      <style:paragraph-properties fo:margin-left="0.1563in" fo:margin-right="0in" fo:margin-top="0.1043in" fo:margin-bottom="0.1043in" fo:orphans="2" fo:widows="2" fo:text-indent="0in" style:auto-text-indent="false" fo:padding="0in" fo:border="none"/>
      <style:text-properties fo:font-variant="normal" fo:text-transform="none" fo:color="#000000" style:font-name="Arial1" fo:font-size="10pt" fo:letter-spacing="normal" fo:font-style="normal" fo:font-weight="normal"/>
    </style:style>
    <style:style style:name="P10" style:family="paragraph" style:parent-style-name="Text_20_body" style:list-style-name="L7">
      <style:paragraph-properties fo:margin-left="0.1563in" fo:margin-right="0in" fo:margin-top="0.1043in" fo:margin-bottom="0.1043in" fo:orphans="2" fo:widows="2" fo:text-indent="0in" style:auto-text-indent="false" fo:padding="0in" fo:border="none"/>
      <style:text-properties fo:font-variant="normal" fo:text-transform="none" fo:color="#000000" style:font-name="Arial1" fo:font-size="10pt" fo:letter-spacing="normal" fo:font-style="normal" fo:font-weight="normal"/>
    </style:style>
    <style:style style:name="P11" style:family="paragraph" style:parent-style-name="Text_20_body" style:list-style-name="L2">
      <style:paragraph-properties fo:margin-left="0.1563in" fo:margin-right="0in" fo:margin-top="0.1043in" fo:margin-bottom="0.1043in" fo:orphans="2" fo:widows="2" fo:text-indent="0in" style:auto-text-indent="false" fo:padding="0in" fo:border="none"/>
      <style:text-properties fo:font-variant="normal" fo:text-transform="none" fo:color="#000000" style:font-name="Arial1" fo:font-size="10pt" fo:letter-spacing="normal" fo:font-style="normal" fo:font-weight="bold"/>
    </style:style>
    <style:style style:name="P12" style:family="paragraph" style:parent-style-name="Text_20_body" style:list-style-name="L7">
      <style:paragraph-properties fo:margin-left="0.1563in" fo:margin-right="0in" fo:margin-top="0.1043in" fo:margin-bottom="0.1043in" fo:orphans="2" fo:widows="2" fo:text-indent="0in" style:auto-text-indent="false" fo:padding="0in" fo:border="none"/>
      <style:text-properties fo:font-variant="normal" fo:text-transform="none" fo:color="#000000" style:font-name="Arial1" fo:font-size="10pt" fo:letter-spacing="normal" fo:font-style="normal" fo:font-weight="bold"/>
    </style:style>
    <style:style style:name="P13" style:family="paragraph" style:parent-style-name="Heading_20_2">
      <style:text-properties fo:font-variant="normal" fo:text-transform="none" fo:color="#666666" style:font-name="Arial1" fo:font-size="14pt" fo:letter-spacing="normal" fo:font-style="normal" fo:font-weight="normal"/>
    </style:style>
    <style:style style:name="P14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666666" style:font-name="Arial1" fo:font-size="14pt" fo:letter-spacing="normal" fo:font-style="normal" fo:font-weight="normal"/>
    </style:style>
    <style:style style:name="P15" style:family="paragraph" style:parent-style-name="Heading_20_2">
      <style:paragraph-properties fo:margin-left="0in" fo:margin-right="0in" fo:margin-top="0.1043in" fo:margin-bottom="0.1043in" fo:line-height="114%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Arial1" fo:font-size="14pt" fo:letter-spacing="normal" fo:font-style="normal" fo:font-weight="normal"/>
    </style:style>
    <style:style style:name="T1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Arial1" fo:font-size="10pt" fo:letter-spacing="normal" fo:font-style="normal" fo:font-weight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tock App JMS Configuration</text:p>
      <text:p text:style-name="Standard"><text:a xlink:type="simple" xlink:href="https://blogs.oracle.com/soaproactive/entry/how_to_create_a_simple" text:style-name="Internet_20_link" text:visited-style-name="Visited_20_Internet_20_Link">https://blogs.oracle.com/soaproactive/entry/how_to_create_a_simple</text:a></text:p>
      <text:p text:style-name="Standard"/>
      <text:p text:style-name="Standard">Producer Host: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Object Name</text:p>
          </table:table-cell>
          <table:table-cell table:style-name="Table1.A1" office:value-type="string">
            <text:p text:style-name="Table_20_Contents">Type</text:p>
          </table:table-cell>
          <table:table-cell table:style-name="Table1.C1" office:value-type="string">
            <text:p text:style-name="Table_20_Contents">JNDI Name</text:p>
          </table:table-cell>
        </table:table-row>
        <table:table-row>
          <table:table-cell table:style-name="Table1.A2" office:value-type="string">
            <text:p text:style-name="Table_20_Contents">TlogJMSServer</text:p>
          </table:table-cell>
          <table:table-cell table:style-name="Table1.A2" office:value-type="string">
            <text:p text:style-name="Table_20_Contents">JMS Serv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logJMSModule</text:p>
          </table:table-cell>
          <table:table-cell table:style-name="Table1.A2" office:value-type="string">
            <text:p text:style-name="Table_20_Contents">JMS Modul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logSubdeployment</text:p>
          </table:table-cell>
          <table:table-cell table:style-name="Table1.A2" office:value-type="string">
            <text:p text:style-name="Table_20_Contents">Subdeploymen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logConnectionFactory</text:p>
          </table:table-cell>
          <table:table-cell table:style-name="Table1.A2" office:value-type="string">
            <text:p text:style-name="Table_20_Contents">Connection Factory</text:p>
          </table:table-cell>
          <table:table-cell table:style-name="Table1.C2" office:value-type="string">
            <text:p text:style-name="Table_20_Contents">jms/TlogConnectionFactory</text:p>
          </table:table-cell>
        </table:table-row>
        <table:table-row>
          <table:table-cell table:style-name="Table1.A2" office:value-type="string">
            <text:p text:style-name="Table_20_Contents">TlogJMSQueue</text:p>
          </table:table-cell>
          <table:table-cell table:style-name="Table1.A2" office:value-type="string">
            <text:p text:style-name="Table_20_Contents">JMS Queue</text:p>
          </table:table-cell>
          <table:table-cell table:style-name="Table1.C2" office:value-type="string">
            <text:p text:style-name="Table_20_Contents">jms/TlogJMSQueue</text:p>
          </table:table-cell>
        </table:table-row>
      </table:table>
      <text:p text:style-name="Standard"/>
      <text:p text:style-name="Standard"/>
      <text:p text:style-name="P2"><text:span text:style-name="T1">The following steps are done in the WebLogic Server Console, beginning with the left-hand navigation menu.</text:span> </text:p>
      <text:p text:style-name="P2"/>
      <text:h text:style-name="P14" text:outline-level="2">Create a JMS Server</text:h>
      <text:list xml:id="list2103314899939755557" text:style-name="L1">
        <text:list-header>
          <text:p text:style-name="P3">Services &gt; Messaging &gt; JMS Servers</text:p>
        </text:list-header>
      </text:list>
      <text:p text:style-name="P2"><draw:frame draw:style-name="fr3" draw:name="graphics4" text:anchor-type="as-char" svg:width="1.9472in" svg:height="1.9256in" draw:z-index="3"><draw:image xlink:href="https://blogs.oracle.com/soaproactive/resource/HowToCreateASimpleJmsQueue/image03.jpg" xlink:type="simple" xlink:show="embed" xlink:actuate="onLoad"/></draw:frame> </text:p>
      <text:p text:style-name="Standard"/>
      <text:list xml:id="list341078289432843064" text:style-name="L2">
        <text:list-item>
          <text:p text:style-name="P6"><text:s/>Select <text:span text:style-name="T3">New</text:span></text:p>
        </text:list-item>
        <text:list-item>
          <text:p text:style-name="P6"><text:s/>Name: <text:span text:style-name="T3">TlogJMSServer, </text:span>Persistent Store: (none)</text:p>
        </text:list-item>
        <text:list-item>
          <text:p text:style-name="P6">Target: <text:span text:style-name="T4">managedSvr1</text:span><text:span text:style-name="T3"> </text:span>(or choose an available server)</text:p>
        </text:list-item>
        <text:list-item>
          <text:p text:style-name="P11"><text:s/>Finish</text:p>
        </text:list-item>
      </text:list>
      <text:p text:style-name="P5"><draw:frame draw:style-name="fr1" draw:name="graphics1" text:anchor-type="paragraph" svg:x="0.0311in" svg:y="0.3063in" svg:width="6.9252in" svg:height="0.5909in" draw:z-index="0"><draw:image xlink:href="Pictures/2000000700004EC2000006B94D908316.svm" xlink:type="simple" xlink:show="embed" xlink:actuate="onLoad"/></draw:frame><text:span text:style-name="T2">The JMS server should now be visible in the list:</text:span></text:p>
      <text:p text:style-name="Standard"/>
      <text:p text:style-name="Standard"/>
      <text:p text:style-name="Standard"><text:soft-page-break/></text:p>
      <text:h text:style-name="P13" text:outline-level="2">Create a JMS Module</text:h>
      <text:list xml:id="list5683403749590110592" text:style-name="L4">
        <text:list-item>
          <text:p text:style-name="P7"><text:s/>Services &gt; Messaging &gt; JMS Modules</text:p>
        </text:list-item>
        <text:list-item>
          <text:p text:style-name="P7"><text:s/>Select <text:span text:style-name="T3">New</text:span></text:p>
        </text:list-item>
        <text:list-item>
          <text:p text:style-name="P7"><text:s/>Name: <text:span text:style-name="T3">TlogJMSModule, </text:span>Leave the other options empty</text:p>
        </text:list-item>
        <text:list-item>
          <text:p text:style-name="P7"><text:s/>Targets: <text:span text:style-name="T3">managedSvr1 </text:span>(or choose the same one as the JMS server), Press <text:span text:style-name="T3">Next</text:span></text:p>
        </text:list-item>
        <text:list-item>
          <text:p text:style-name="P7">Leave “Would you like to add resources to this JMS system module” unchecked and press <text:span text:style-name="T3">Finish</text:span>.</text:p>
        </text:list-item>
      </text:list>
      <text:h text:style-name="P15" text:outline-level="2">Create a SubDeployment</text:h>
      <text:p text:style-name="P4">A subdeployment is not necessary for the JMS queue to work, but it allows you to easily target subcomponents of the JMS module to a single target or group of targets. We will use the subdeployment in this example to target the following connection factory and JMS queue to the JMS server we created earlier.</text:p>
      <text:list xml:id="list8650738098715131957" text:style-name="L5">
        <text:list-item>
          <text:p text:style-name="P8"><text:s/>Services &gt; Messaging &gt; JMS Modules</text:p>
        </text:list-item>
        <text:list-item>
          <text:p text:style-name="P8"><text:s/>Select <text:span text:style-name="T3">TlogJMSModule</text:span></text:p>
        </text:list-item>
        <text:list-item>
          <text:p text:style-name="P8"><text:s/>Select the <text:span text:style-name="T3">Subdeployments </text:span>tab and <text:span text:style-name="T3">New</text:span></text:p>
        </text:list-item>
        <text:list-item>
          <text:p text:style-name="P8"><text:s/>Subdeployment Name: <text:span text:style-name="T3">TlogSubdeployment</text:span></text:p>
        </text:list-item>
        <text:list-item>
          <text:p text:style-name="P8"><text:s/>Press <text:span text:style-name="T3">Next</text:span></text:p>
        </text:list-item>
        <text:list-item>
          <text:p text:style-name="P8"><text:s/>Here you can select the target(s) for the subdeployment. You can choose either Servers (i.e. WebLogic managed servers, such as the soa_server1) or JMS Servers such as the JMS Server created earlier. As the purpose of our subdeployment in this example is to target a specific JMS server, we will choose the JMS Server option.<text:line-break/></text:p>
        </text:list-item>
        <text:list-item>
          <text:p text:style-name="P8">Select the <text:span text:style-name="T3">TlogJMSServer </text:span>created earlier</text:p>
        </text:list-item>
        <text:list-item>
          <text:p text:style-name="P8">Press <text:span text:style-name="T3">Finish</text:span></text:p>
        </text:list-item>
      </text:list>
      <text:h text:style-name="P15" text:outline-level="2">Create a Connection Factory</text:h>
      <text:list xml:id="list2504361071744191632" text:style-name="L6">
        <text:list-item>
          <text:p text:style-name="P9"><text:s/>Services &gt; Messaging &gt; JMS Modules</text:p>
        </text:list-item>
        <text:list-item>
          <text:p text:style-name="P9"><text:s/>Select <text:span text:style-name="T3">TlogJMSModule </text:span>and press <text:span text:style-name="T3">New</text:span></text:p>
        </text:list-item>
        <text:list-item>
          <text:p text:style-name="P9"><text:s/>Select <text:span text:style-name="T3">Connection Factory </text:span>and <text:span text:style-name="T3">Next</text:span></text:p>
        </text:list-item>
        <text:list-item>
          <text:p text:style-name="P9"><text:s/>Name:<text:span text:style-name="T3">TlogConnectionFactory, </text:span>JNDI Name: <text:span text:style-name="T3">jms/TlogConnectionFactory</text:span><text:line-break/>Leave the other values at default</text:p>
        </text:list-item>
        <text:list-item>
          <text:p text:style-name="P9"><text:soft-page-break/><text:s/>On the Targets page, select the <text:span text:style-name="T3">Advanced Targeting </text:span>button and select <text:span text:style-name="T3">TlogSubdeployment</text:span></text:p>
        </text:list-item>
        <text:list-item>
          <text:p text:style-name="P9"><text:s/>Press <text:span text:style-name="T4">Finish</text:span></text:p>
        </text:list-item>
      </text:list>
      <text:p text:style-name="P5"><text:span text:style-name="T2">The connection factory should be listed on the following page with TlogSubdeployment and TlogJMSServer as the target:</text:span></text:p>
      <text:p text:style-name="Standard"><draw:frame draw:style-name="fr2" draw:name="graphics2" text:anchor-type="paragraph" svg:width="6.9252in" svg:height="0.461in" draw:z-index="1"><draw:image xlink:href="Pictures/20000007000061E100000684A7FA2D7A.svm" xlink:type="simple" xlink:show="embed" xlink:actuate="onLoad"/></draw:frame></text:p>
      <text:p text:style-name="Standard"/>
      <text:h text:style-name="P13" text:outline-level="2">Create a JMS Queue</text:h>
      <text:list xml:id="list771410358885687310" text:style-name="L7">
        <text:list-item>
          <text:p text:style-name="P10"><text:s/>Services &gt; Messaging &gt; JMS Modules</text:p>
        </text:list-item>
        <text:list-item>
          <text:p text:style-name="P10"><text:s/>Select <text:span text:style-name="T3">TlogJMSModule </text:span>and press <text:span text:style-name="T3">New</text:span></text:p>
        </text:list-item>
        <text:list-item>
          <text:p text:style-name="P10"><text:s/>Select <text:span text:style-name="T3">Queue </text:span>and <text:span text:style-name="T3">Next</text:span></text:p>
        </text:list-item>
        <text:list-item>
          <text:p text:style-name="P10"><text:s/>Name: TlogJMSQueue, JNDI Name: jms/TlogJMSQueue, Template: None, Press <text:span text:style-name="T3">Next</text:span></text:p>
        </text:list-item>
        <text:list-item>
          <text:p text:style-name="P10"><text:s/>Subdeployments: <text:span text:style-name="T3">TlogSubdeployment</text:span></text:p>
        </text:list-item>
        <text:list-item>
          <text:p text:style-name="P12"><text:s/>Finish</text:p>
        </text:list-item>
      </text:list>
      <text:p text:style-name="P4">The TlogJMSQueue should be listed on the following page with TlogSubdeployment and TlogJMSServer.</text:p>
      <text:p text:style-name="P4">Confirm the resources for the TlogJMSModule. Using the Domain Structure tree, navigate to mydomain &gt; Services &gt; Messaging &gt; JMS Modules then select TlogJMSModule:</text:p>
      <text:p text:style-name="Standard"/>
      <text:p text:style-name="Standard"><draw:frame draw:style-name="fr1" draw:name="graphics3" text:anchor-type="paragraph" svg:x="0in" svg:y="0in" svg:width="6.9252in" svg:height="0.6429in" draw:z-index="2"><draw:image xlink:href="Pictures/20000007000061E10000091921061AEA.svm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Verdan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 Glenn</meta:initial-creator>
    <meta:creation-date>2017-02-15T21:42:48.39</meta:creation-date>
    <dc:date>2017-02-15T22:21:27.40</dc:date>
    <dc:creator>M Glenn</dc:creator>
    <meta:editing-duration>PT38M43S</meta:editing-duration>
    <meta:editing-cycles>12</meta:editing-cycles>
    <meta:generator>OpenOffice/4.1.1$Win32 OpenOffice.org_project/411m6$Build-9775</meta:generator>
    <meta:document-statistic meta:table-count="1" meta:image-count="4" meta:object-count="0" meta:page-count="3" meta:paragraph-count="60" meta:word-count="425" meta:character-count="2763"/>
  </office:meta>
</office:document-meta>
</file>